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E2CED4324AE712D04E.png" manifest:media-type="image/png"/>
  <manifest:file-entry manifest:full-path="Pictures/10000201000001C70000013B354F5C6A6AB93824.png" manifest:media-type="image/png"/>
  <manifest:file-entry manifest:full-path="Pictures/100002010000004D0000002D6547B91B260A14A4.png" manifest:media-type="image/png"/>
  <manifest:file-entry manifest:full-path="Pictures/10000CB80000161500000C971DB788D65BADFA2C.svg" manifest:media-type="image/svg+xml"/>
  <manifest:file-entry manifest:full-path="Pictures/10000D130000161500000C97A84E4C5ECCF8798A.svg" manifest:media-type="image/svg+xml"/>
  <manifest:file-entry manifest:full-path="Pictures/10000201000000D60000007AB48A107100B34381.png" manifest:media-type="image/png"/>
  <manifest:file-entry manifest:full-path="Pictures/1000020100000096000000941C49F65B530D9BAD.png" manifest:media-type="image/png"/>
  <manifest:file-entry manifest:full-path="Pictures/10000C910000161500000C976139E10A845EF3B5.svg" manifest:media-type="image/svg+xml"/>
  <manifest:file-entry manifest:full-path="Pictures/10000201000000D60000007ACCEF15E2A2370DCF.png" manifest:media-type="image/png"/>
  <manifest:file-entry manifest:full-path="Pictures/10000B6C00000F7900000F4F2FC94026CB1E2F52.svg" manifest:media-type="image/svg+xml"/>
  <manifest:file-entry manifest:full-path="Pictures/100002010000009600000094C3274FB137B80F8A.png" manifest:media-type="image/png"/>
  <manifest:file-entry manifest:full-path="Pictures/10000201000000D60000007A9AFD505B384D2F4A.png" manifest:media-type="image/png"/>
  <manifest:file-entry manifest:full-path="Pictures/10000B6C00000F7900000F4F5B127A69DBBDB6C5.svg" manifest:media-type="image/svg+xml"/>
  <manifest:file-entry manifest:full-path="Pictures/10000B7000000F7900000F4F848C5807B95F38A9.svg" manifest:media-type="image/svg+xml"/>
  <manifest:file-entry manifest:full-path="Pictures/100002010000009600000094964AD46D10EEEE6A.png" manifest:media-type="image/png"/>
  <manifest:file-entry manifest:full-path="Pictures/100000F7000007FE000004AFF6B482F5BA8A777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a6099"/>
    </style:style>
    <style:style style:name="T1" style:family="text">
      <style:text-properties fo:font-style="italic"/>
    </style:style>
    <style:style style:name="T2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52cm" svg:height="3.222cm" svg:x="1.889cm" svg:y="4.048cm">
          <draw:image xlink:href="Pictures/10000CB80000161500000C971DB788D65BADFA2C.svg" xlink:type="simple" xlink:show="embed" xlink:actuate="onLoad" loext:mime-type="image/svg+xml">
            <text:p text:style-name="P1"><text:span text:style-name="T1">/User/SignIn</text:span></text:p>
          </draw:image>
          <draw:image xlink:href="Pictures/10000201000000D60000007AB48A107100B34381.png" xlink:type="simple" xlink:show="embed" xlink:actuate="onLoad" loext:mime-type="image/png"/>
        </draw:frame>
        <draw:frame draw:style-name="gr1" draw:text-style-name="P1" draw:layer="layout" svg:width="5.652cm" svg:height="3.222cm" svg:x="7.667cm" svg:y="4.048cm">
          <draw:image xlink:href="Pictures/10000C910000161500000C976139E10A845EF3B5.svg" xlink:type="simple" xlink:show="embed" xlink:actuate="onLoad" loext:mime-type="image/svg+xml">
            <text:p text:style-name="P1"><text:span text:style-name="T1">/Resource/add</text:span></text:p>
          </draw:image>
          <draw:image xlink:href="Pictures/10000201000000D60000007ACCEF15E2A2370DCF.png" xlink:type="simple" xlink:show="embed" xlink:actuate="onLoad" loext:mime-type="image/png"/>
        </draw:frame>
        <draw:frame draw:style-name="gr1" draw:text-style-name="P1" draw:layer="layout" svg:width="5.652cm" svg:height="3.222cm" svg:x="13.319cm" svg:y="4.048cm">
          <draw:image xlink:href="Pictures/10000D130000161500000C97A84E4C5ECCF8798A.svg" xlink:type="simple" xlink:show="embed" xlink:actuate="onLoad" loext:mime-type="image/svg+xml">
            <text:p text:style-name="P1"><text:span text:style-name="T1">/Search/</text:span>search</text:p>
          </draw:image>
          <draw:image xlink:href="Pictures/10000201000000D60000007A9AFD505B384D2F4A.png" xlink:type="simple" xlink:show="embed" xlink:actuate="onLoad" loext:mime-type="image/png"/>
        </draw:frame>
        <draw:frame draw:style-name="gr1" draw:text-style-name="P1" draw:layer="layout" svg:width="3.96cm" svg:height="3.918cm" svg:x="8.597cm" svg:y="11.56cm">
          <draw:image xlink:href="Pictures/10000B6C00000F7900000F4F2FC94026CB1E2F52.svg" xlink:type="simple" xlink:show="embed" xlink:actuate="onLoad" loext:mime-type="image/svg+xml">
            <text:p text:style-name="P1">add</text:p>
          </draw:image>
          <draw:image xlink:href="Pictures/100002010000009600000094C3274FB137B80F8A.png" xlink:type="simple" xlink:show="embed" xlink:actuate="onLoad" loext:mime-type="image/png"/>
        </draw:frame>
        <draw:frame draw:style-name="gr1" draw:text-style-name="P1" draw:layer="layout" svg:width="3.96cm" svg:height="3.918cm" svg:x="2.628cm" svg:y="11.615cm">
          <draw:image xlink:href="Pictures/10000B6C00000F7900000F4F5B127A69DBBDB6C5.svg" xlink:type="simple" xlink:show="embed" xlink:actuate="onLoad" loext:mime-type="image/svg+xml">
            <text:p text:style-name="P1">signIn</text:p>
          </draw:image>
          <draw:image xlink:href="Pictures/1000020100000096000000941C49F65B530D9BAD.png" xlink:type="simple" xlink:show="embed" xlink:actuate="onLoad" loext:mime-type="image/png"/>
        </draw:frame>
        <draw:frame draw:style-name="gr1" draw:text-style-name="P1" draw:layer="layout" svg:width="3.96cm" svg:height="3.918cm" svg:x="14.335cm" svg:y="11.56cm">
          <draw:image xlink:href="Pictures/10000B7000000F7900000F4F848C5807B95F38A9.svg" xlink:type="simple" xlink:show="embed" xlink:actuate="onLoad" loext:mime-type="image/svg+xml">
            <text:p text:style-name="P1">search</text:p>
          </draw:image>
          <draw:image xlink:href="Pictures/100002010000009600000094964AD46D10EEEE6A.png" xlink:type="simple" xlink:show="embed" xlink:actuate="onLoad" loext:mime-type="image/png"/>
        </draw:frame>
        <draw:frame draw:style-name="gr1" draw:text-style-name="P1" draw:layer="layout" svg:width="4.027cm" svg:height="2.359cm" draw:transform="skewX (-0.000349065850398867) rotate (-1.55805542325534) translate (5.772cm 7.604cm)">
          <draw:image xlink:href="Pictures/100000F7000007FE000004AFF6B482F5BA8A7775.svg" xlink:type="simple" xlink:show="embed" xlink:actuate="onLoad" loext:mime-type="image/svg+xml">
            <text:p text:style-name="P1">Mapping</text:p>
          </draw:image>
          <draw:image xlink:href="Pictures/100002010000004D0000002D6547B91B260A14A4.png" xlink:type="simple" xlink:show="embed" xlink:actuate="onLoad" loext:mime-type="image/png"/>
        </draw:frame>
        <draw:frame draw:style-name="gr1" draw:text-style-name="P1" draw:layer="layout" svg:width="4.027cm" svg:height="2.359cm" draw:transform="skewX (-0.000349065850398867) rotate (-1.55805542325534) translate (11.49cm 7.61cm)">
          <draw:image xlink:href="Pictures/100000F7000007FE000004AFF6B482F5BA8A7775.svg" xlink:type="simple" xlink:show="embed" xlink:actuate="onLoad" loext:mime-type="image/svg+xml">
            <text:p text:style-name="P1">Mapping</text:p>
          </draw:image>
          <draw:image xlink:href="Pictures/100002010000004D0000002D6547B91B260A14A4.png" xlink:type="simple" xlink:show="embed" xlink:actuate="onLoad" loext:mime-type="image/png"/>
        </draw:frame>
        <draw:frame draw:style-name="gr1" draw:text-style-name="P1" draw:layer="layout" svg:width="4.027cm" svg:height="2.359cm" draw:transform="skewX (-0.000349065850398867) rotate (-1.55805542325534) translate (17.202cm 7.604cm)">
          <draw:image xlink:href="Pictures/100000F7000007FE000004AFF6B482F5BA8A7775.svg" xlink:type="simple" xlink:show="embed" xlink:actuate="onLoad" loext:mime-type="image/svg+xml">
            <text:p text:style-name="P1">Mapping</text:p>
          </draw:image>
          <draw:image xlink:href="Pictures/100002010000004D0000002D6547B91B260A14A4.png" xlink:type="simple" xlink:show="embed" xlink:actuate="onLoad" loext:mime-type="image/png"/>
        </draw:frame>
        <draw:frame draw:style-name="gr1" draw:text-style-name="P2" draw:layer="layout" svg:width="4.699cm" svg:height="3.253cm" svg:x="8.239cm" svg:y="1cm">
          <draw:image xlink:href="Pictures/10000201000001C70000013B354F5C6A6AB93824.png" xlink:type="simple" xlink:show="embed" xlink:actuate="onLoad" loext:mime-type="image/png">
            <text:p text:style-name="P2"><text:span text:style-name="T2">Browser URL</text:span></text:p>
          </draw:image>
        </draw:frame>
        <draw:frame draw:style-name="gr1" draw:text-style-name="P1" draw:layer="layout" svg:width="6.076cm" svg:height="4.318cm" svg:x="7.624cm" svg:y="16.113cm">
          <draw:image xlink:href="Pictures/100002010000013E000000E2CED4324AE712D04E.png" xlink:type="simple" xlink:show="embed" xlink:actuate="onLoad" loext:mime-type="image/png">
            <text:p text:style-name="P1">Conroller</text:p>
            <text:p text:style-name="P1">Package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7:18:40.065910554</meta:creation-date>
    <dc:date>2020-07-12T18:16:29.930732883</dc:date>
    <meta:editing-duration>PT29M11S</meta:editing-duration>
    <meta:editing-cycles>1</meta:editing-cycles>
    <meta:document-statistic meta:object-count="11"/>
    <meta:generator>LibreOffice/6.4.4.2$Linux_X86_64 LibreOffice_project/40$Build-2</meta:generator>
  </office:meta>
</office:document-meta>
</file>